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product-overview {</text:p>
      <text:p text:style-name="Preformatted_20_Text"><text:s text:c="2"/>background: linear-gradient(to top, rgba(80, 68, 18, 0.6) 10%, transparent),</text:p>
      <text:p text:style-name="Preformatted_20_Text"><text:s text:c="4"/>url("images/freedom.jpg") left 10% bottom 70%/cover no-repeat border-box,</text:p>
      <text:p text:style-name="Preformatted_20_Text"><text:s text:c="4"/>#ff1b68;</text:p>
      <text:p text:style-name="Preformatted_20_Text"><text:s text:c="2"/>/* background-image: url("freedom.jpg");</text:p>
      <text:p text:style-name="Preformatted_20_Text"><text:s text:c="4"/>background-size: cover;</text:p>
      <text:p text:style-name="Preformatted_20_Text"><text:s text:c="4"/>background-position: left 10% bottom 20%; */</text:p>
      <text:p text:style-name="Preformatted_20_Text"><text:s text:c="2"/>/* background-repeat: no-repeat;</text:p>
      <text:p text:style-name="Preformatted_20_Text"><text:s text:c="4"/>background-origin: border-box;</text:p>
      <text:p text:style-name="Preformatted_20_Text"><text:s text:c="4"/>background-clip: border-box; */</text:p>
      <text:p text:style-name="Preformatted_20_Text"><text:s text:c="2"/>/* background-image: linear-gradient(180deg, red 70%, blue 60%, rgba(0,0,0,0.5)); */</text:p>
      <text:p text:style-name="Preformatted_20_Text"><text:s text:c="2"/>/* background-image: radial-gradient(ellipse farthest-corner at 20% 50%, red, blue 70%, green); */</text:p>
      <text:p text:style-name="Preformatted_20_Text"><text:s text:c="2"/>width: 100vw;</text:p>
      <text:p text:style-name="Preformatted_20_Text"><text:s text:c="2"/>height: 33vh;</text:p>
      <text:p text:style-name="Preformatted_20_Text"><text:s text:c="2"/>margin-top: 2.75rem;</text:p>
      <text:p text:style-name="Preformatted_20_Text"><text:s text:c="2"/>/* border: 5px dashed red; */</text:p>
      <text:p text:style-name="Preformatted_20_Text"><text:s text:c="2"/>position: relative;</text:p>
      <text:p text:style-name="Preformatted_20_Text">}</text:p>
      <text:p text:style-name="Preformatted_20_Text"/>
      <text:p text:style-name="Preformatted_20_Text">#product-overview h1 {</text:p>
      <text:p text:style-name="Preformatted_20_Text"><text:s text:c="2"/>color: white;</text:p>
      <text:p text:style-name="Preformatted_20_Text"><text:s text:c="2"/>font-family: "Anton", sans-serif;</text:p>
      <text:p text:style-name="Preformatted_20_Text"><text:s text:c="2"/>position: absolute;</text:p>
      <text:p text:style-name="Preformatted_20_Text"><text:s text:c="2"/>bottom: 5%;</text:p>
      <text:p text:style-name="Preformatted_20_Text"><text:s text:c="2"/>left: 3%;</text:p>
      <text:p text:style-name="Preformatted_20_Text"><text:s text:c="2"/>font-size: 1.6rem;</text:p>
      <text:p text:style-name="Preformatted_20_Text">}</text:p>
      <text:p text:style-name="Preformatted_20_Text"/>
      <text:p text:style-name="Preformatted_20_Text">@media (min-width: 40rem) {</text:p>
      <text:p text:style-name="Preformatted_20_Text"><text:s text:c="2"/>#product-overview {</text:p>
      <text:p text:style-name="Preformatted_20_Text"><text:s text:c="4"/>height: 40vh;</text:p>
      <text:p text:style-name="Preformatted_20_Text"><text:s text:c="4"/>background-position: 50% 25%;</text:p>
      <text:p text:style-name="Preformatted_20_Text"><text:s text:c="2"/>}</text:p>
      <text:p text:style-name="Preformatted_20_Text"/>
      <text:p text:style-name="Preformatted_20_Text"><text:s text:c="2"/>#product-overview h1 {</text:p>
      <text:p text:style-name="Preformatted_20_Text"><text:s text:c="4"/>font-size: 3rem;</text:p>
      <text:p text:style-name="Preformatted_20_Text"><text:s text:c="2"/>}</text:p>
      <text:p text:style-name="Preformatted_20_Text">}</text:p>
      <text:p text:style-name="Preformatted_20_Text"/>
      <text:p text:style-name="Preformatted_20_Text">@media (min-width: 60rem) {</text:p>
      <text:p text:style-name="Preformatted_20_Text"><text:s text:c="2"/>#product-overview {</text:p>
      <text:p text:style-name="Preformatted_20_Text"><text:s text:c="4"/>height: 50vh;</text:p>
      <text:p text:style-name="Preformatted_20_Text"><text:s text:c="4"/>background-position: 50% 25%;</text:p>
      <text:p text:style-name="Preformatted_20_Text"><text:s text:c="2"/>}</text:p>
      <text:p text:style-name="Preformatted_20_Text"/>
      <text:p text:style-name="Preformatted_20_Text"><text:s text:c="2"/>#product-overview h1 {</text:p>
      <text:p text:style-name="Preformatted_20_Text"><text:s text:c="4"/>font-size: 5rem;</text:p>
      <text:p text:style-name="Preformatted_20_Text"><text:s text:c="2"/>}</text:p>
      <text:p text:style-name="Preformatted_20_Text">}</text:p>
      <text:p text:style-name="Preformatted_20_Text"/>
      <text:p text:style-name="Preformatted_20_Text">.section-title {</text:p>
      <text:p text:style-name="Preformatted_20_Text"><text:s text:c="2"/>color: #2ddf5c;</text:p>
      <text:p text:style-name="Preformatted_20_Text"><text:s text:c="2"/>text-align: center;</text:p>
      <text:p text:style-name="Preformatted_20_Text">}</text:p>
      <text:p text:style-name="Preformatted_20_Text"/>
      <text:p text:style-name="Preformatted_20_Text">.plan__list {</text:p>
      <text:p text:style-name="Preformatted_20_Text"><text:s text:c="2"/>width: 80%;</text:p>
      <text:p text:style-name="Preformatted_20_Text"><text:s text:c="2"/>margin: auto;</text:p>
      <text:p text:style-name="Preformatted_20_Text"><text:s text:c="2"/>text-align: center;</text:p>
      <text:p text:style-name="Preformatted_20_Text">}</text:p>
      <text:p text:style-name="Preformatted_20_Text"/>
      <text:p text:style-name="Preformatted_20_Text">.plan {</text:p>
      <text:p text:style-name="Preformatted_20_Text"><text:soft-page-break/><text:s text:c="2"/>background: #d5ffdc;</text:p>
      <text:p text:style-name="Preformatted_20_Text"><text:s text:c="2"/>text-align: center;</text:p>
      <text:p text:style-name="Preformatted_20_Text"><text:s text:c="2"/>padding: 1rem;</text:p>
      <text:p text:style-name="Preformatted_20_Text"><text:s text:c="2"/>margin: 0.5rem;</text:p>
      <text:p text:style-name="Preformatted_20_Text"><text:s text:c="2"/>display: inline-block;</text:p>
      <text:p text:style-name="Preformatted_20_Text"><text:s text:c="2"/>width: 30%;</text:p>
      <text:p text:style-name="Preformatted_20_Text"><text:s text:c="2"/>vertical-align: middle;</text:p>
      <text:p text:style-name="Preformatted_20_Text">}</text:p>
      <text:p text:style-name="Preformatted_20_Text"/>
      <text:p text:style-name="Preformatted_20_Text">.plan--highlighted {</text:p>
      <text:p text:style-name="Preformatted_20_Text"><text:s text:c="2"/>background: #19b84c;</text:p>
      <text:p text:style-name="Preformatted_20_Text"><text:s text:c="2"/>color: white;</text:p>
      <text:p text:style-name="Preformatted_20_Text"><text:s text:c="2"/>box-shadow: 2px 2px 2px 2px rgba(0, 0, 0, 0.5);</text:p>
      <text:p text:style-name="Preformatted_20_Text">}</text:p>
      <text:p text:style-name="Preformatted_20_Text"/>
      <text:p text:style-name="Preformatted_20_Text">.plan__annotation {</text:p>
      <text:p text:style-name="Preformatted_20_Text"><text:s text:c="2"/>background: white;</text:p>
      <text:p text:style-name="Preformatted_20_Text"><text:s text:c="2"/>color: #19b84c;</text:p>
      <text:p text:style-name="Preformatted_20_Text"><text:s text:c="2"/>padding: 0.5rem;</text:p>
      <text:p text:style-name="Preformatted_20_Text"><text:s text:c="2"/>box-shadow: 2px 2px 2px 2px rgba(0, 0, 0, 0.5);</text:p>
      <text:p text:style-name="Preformatted_20_Text"><text:s text:c="2"/>border-radius: 8px;</text:p>
      <text:p text:style-name="Preformatted_20_Text">}</text:p>
      <text:p text:style-name="Preformatted_20_Text"/>
      <text:p text:style-name="Preformatted_20_Text">.plan__title {</text:p>
      <text:p text:style-name="Preformatted_20_Text"><text:s text:c="2"/>color: #0e4f1f;</text:p>
      <text:p text:style-name="Preformatted_20_Text">}</text:p>
      <text:p text:style-name="Preformatted_20_Text"/>
      <text:p text:style-name="Preformatted_20_Text">.plan__price {</text:p>
      <text:p text:style-name="Preformatted_20_Text"><text:s text:c="2"/>color: #858585;</text:p>
      <text:p text:style-name="Preformatted_20_Text">}</text:p>
      <text:p text:style-name="Preformatted_20_Text"/>
      <text:p text:style-name="Preformatted_20_Text">.plan--highlighted .plan__title {</text:p>
      <text:p text:style-name="Preformatted_20_Text"><text:s text:c="2"/>color: white;</text:p>
      <text:p text:style-name="Preformatted_20_Text">}</text:p>
      <text:p text:style-name="Preformatted_20_Text"/>
      <text:p text:style-name="Preformatted_20_Text">.plan--highlighted .plan__price {</text:p>
      <text:p text:style-name="Preformatted_20_Text"><text:s text:c="2"/>color: #0e4f1f;</text:p>
      <text:p text:style-name="Preformatted_20_Text">}</text:p>
      <text:p text:style-name="Preformatted_20_Text"/>
      <text:p text:style-name="Preformatted_20_Text">.plan__features {</text:p>
      <text:p text:style-name="Preformatted_20_Text"><text:s text:c="2"/>list-style: none;</text:p>
      <text:p text:style-name="Preformatted_20_Text"><text:s text:c="2"/>margin: 0;</text:p>
      <text:p text:style-name="Preformatted_20_Text"><text:s text:c="2"/>padding: 0;</text:p>
      <text:p text:style-name="Preformatted_20_Text">}</text:p>
      <text:p text:style-name="Preformatted_20_Text"/>
      <text:p text:style-name="Preformatted_20_Text">.plan__feature {</text:p>
      <text:p text:style-name="Preformatted_20_Text"><text:s text:c="2"/>margin: 0.5rem 0;</text:p>
      <text:p text:style-name="Preformatted_20_Text">}</text:p>
      <text:p text:style-name="Preformatted_20_Text"/>
      <text:p text:style-name="Preformatted_20_Text">#key-features {</text:p>
      <text:p text:style-name="Preformatted_20_Text"><text:s text:c="2"/>background: #ff1b68;</text:p>
      <text:p text:style-name="Preformatted_20_Text"><text:s text:c="2"/>margin-top: 5rem;</text:p>
      <text:p text:style-name="Preformatted_20_Text"><text:s text:c="2"/>padding: 1rem;</text:p>
      <text:p text:style-name="Preformatted_20_Text">}</text:p>
      <text:p text:style-name="Preformatted_20_Text"/>
      <text:p text:style-name="Preformatted_20_Text">#key-features .section-title {</text:p>
      <text:p text:style-name="Preformatted_20_Text"><text:s text:c="2"/>color: white;</text:p>
      <text:p text:style-name="Preformatted_20_Text"><text:s text:c="2"/>margin: 2rem;</text:p>
      <text:p text:style-name="Preformatted_20_Text">}</text:p>
      <text:p text:style-name="Preformatted_20_Text"/>
      <text:p text:style-name="Preformatted_20_Text">.key-feature__list {</text:p>
      <text:p text:style-name="Preformatted_20_Text"><text:s text:c="2"/>list-style: none;</text:p>
      <text:p text:style-name="Preformatted_20_Text"><text:s text:c="2"/>margin: 0;</text:p>
      <text:p text:style-name="Preformatted_20_Text"><text:s text:c="2"/>padding: 0;</text:p>
      <text:p text:style-name="Preformatted_20_Text"><text:soft-page-break/><text:s text:c="2"/>text-align: center;</text:p>
      <text:p text:style-name="Preformatted_20_Text">}</text:p>
      <text:p text:style-name="Preformatted_20_Text"/>
      <text:p text:style-name="Preformatted_20_Text">.key-feature {</text:p>
      <text:p text:style-name="Preformatted_20_Text"><text:s text:c="2"/>display: inline-block;</text:p>
      <text:p text:style-name="Preformatted_20_Text"><text:s text:c="2"/>width: 30%;</text:p>
      <text:p text:style-name="Preformatted_20_Text"><text:s text:c="2"/>vertical-align: top;</text:p>
      <text:p text:style-name="Preformatted_20_Text">}</text:p>
      <text:p text:style-name="Preformatted_20_Text"/>
      <text:p text:style-name="Preformatted_20_Text">.key-feature__image {</text:p>
      <text:p text:style-name="Preformatted_20_Text"><text:s text:c="2"/>background: #ffcede;</text:p>
      <text:p text:style-name="Preformatted_20_Text"><text:s text:c="2"/>width: 128px;</text:p>
      <text:p text:style-name="Preformatted_20_Text"><text:s text:c="2"/>height: 128px;</text:p>
      <text:p text:style-name="Preformatted_20_Text"><text:s text:c="2"/>border: 2px solid #424242;</text:p>
      <text:p text:style-name="Preformatted_20_Text"><text:s text:c="2"/>border-radius: 50%;</text:p>
      <text:p text:style-name="Preformatted_20_Text"><text:s text:c="2"/>margin: auto;</text:p>
      <text:p text:style-name="Preformatted_20_Text"><text:s text:c="2"/>padding: 1.5rem;</text:p>
      <text:p text:style-name="Preformatted_20_Text">}</text:p>
      <text:p text:style-name="Preformatted_20_Text"/>
      <text:p text:style-name="Preformatted_20_Text">.key-feature__description {</text:p>
      <text:p text:style-name="Preformatted_20_Text"><text:s text:c="2"/>text-align: center;</text:p>
      <text:p text:style-name="Preformatted_20_Text"><text:s text:c="2"/>font-weight: bold;</text:p>
      <text:p text:style-name="Preformatted_20_Text"><text:s text:c="2"/>color: white;</text:p>
      <text:p text:style-name="Preformatted_20_Text"><text:s text:c="2"/>font-size: 1.2rem;</text:p>
      <text:p text:style-name="Preformatted_20_Text">}</text:p>
      <text:p text:style-name="Preformatted_20_Text"/>
      <text:p text:style-name="Preformatted_20_Text">/* h1 {</text:p>
      <text:p text:style-name="Preformatted_20_Text"><text:s text:c="4"/>font-family: sans-serif;</text:p>
      <text:p text:style-name="Preformatted_20_Text">} */</text:p>
      <text:p text:style-name="Preformatted_20_Text"/>
      <text:p text:style-name="Preformatted_20_Text">.modal {</text:p>
      <text:p text:style-name="Preformatted_20_Text"><text:s text:c="2"/>position: fixed;</text:p>
      <text:p text:style-name="Preformatted_20_Text"><text:s text:c="2"/>display: none;</text:p>
      <text:p text:style-name="Preformatted_20_Text"><text:s text:c="2"/>z-index: 200;</text:p>
      <text:p text:style-name="Preformatted_20_Text"><text:s text:c="2"/>top: 20%;</text:p>
      <text:p text:style-name="Preformatted_20_Text"><text:s text:c="2"/>left: 30%;</text:p>
      <text:p text:style-name="Preformatted_20_Text"><text:s text:c="2"/>width: 40%;</text:p>
      <text:p text:style-name="Preformatted_20_Text"><text:s text:c="2"/>background: white;</text:p>
      <text:p text:style-name="Preformatted_20_Text"><text:s text:c="2"/>padding: 1rem;</text:p>
      <text:p text:style-name="Preformatted_20_Text"><text:s text:c="2"/>border: 1px solid #ccc;</text:p>
      <text:p text:style-name="Preformatted_20_Text"><text:s text:c="2"/>box-shadow: 1px 1px 1px rgba(0, 0, 0, 0.5);</text:p>
      <text:p text:style-name="Preformatted_20_Text">}</text:p>
      <text:p text:style-name="Preformatted_20_Text"/>
      <text:p text:style-name="Preformatted_20_Text">.modal__title {</text:p>
      <text:p text:style-name="Preformatted_20_Text"><text:s text:c="2"/>text-align: center;</text:p>
      <text:p text:style-name="Preformatted_20_Text"><text:s text:c="2"/>margin: 0 0 1rem 0;</text:p>
      <text:p text:style-name="Preformatted_20_Text">}</text:p>
      <text:p text:style-name="Preformatted_20_Text"/>
      <text:p text:style-name="Preformatted_20_Text">.modal__actions {</text:p>
      <text:p text:style-name="Preformatted_20_Text"><text:s text:c="2"/>text-align: center;</text:p>
      <text:p text:style-name="Preformatted_20_Text">}</text:p>
      <text:p text:style-name="Preformatted_20_Text"/>
      <text:p text:style-name="Preformatted_20_Text">.modal__action {</text:p>
      <text:p text:style-name="Preformatted_20_Text"><text:s text:c="2"/>border: 1px solid #0e4f1f;</text:p>
      <text:p text:style-name="Preformatted_20_Text"><text:s text:c="2"/>background: #0e4f1f;</text:p>
      <text:p text:style-name="Preformatted_20_Text"><text:s text:c="2"/>text-decoration: none;</text:p>
      <text:p text:style-name="Preformatted_20_Text"><text:s text:c="2"/>color: white;</text:p>
      <text:p text:style-name="Preformatted_20_Text"><text:s text:c="2"/>font: inherit;</text:p>
      <text:p text:style-name="Preformatted_20_Text"><text:s text:c="2"/>padding: 0.5rem 1rem;</text:p>
      <text:p text:style-name="Preformatted_20_Text"><text:s text:c="2"/>cursor: pointer;</text:p>
      <text:p text:style-name="Preformatted_20_Text">}</text:p>
      <text:p text:style-name="Preformatted_20_Text"/>
      <text:p text:style-name="Preformatted_20_Text">.modal__action:hover,</text:p>
      <text:p text:style-name="Preformatted_20_Text">.modal__action:active {</text:p>
      <text:p text:style-name="Preformatted_20_Text"><text:soft-page-break/><text:s text:c="2"/>background: #2ddf5c;</text:p>
      <text:p text:style-name="Preformatted_20_Text"><text:s text:c="2"/>border-color: #2ddf5c;</text:p>
      <text:p text:style-name="Preformatted_20_Text">}</text:p>
      <text:p text:style-name="Preformatted_20_Text"/>
      <text:p text:style-name="Preformatted_20_Text">.modal__action--negative {</text:p>
      <text:p text:style-name="Preformatted_20_Text"><text:s text:c="2"/>background: red;</text:p>
      <text:p text:style-name="Preformatted_20_Text"><text:s text:c="2"/>border-color: red;</text:p>
      <text:p text:style-name="Preformatted_20_Text">}</text:p>
      <text:p text:style-name="Preformatted_20_Text"/>
      <text:p text:style-name="Preformatted_20_Text">.modal__action--negative:hover,</text:p>
      <text:p text:style-name="Preformatted_20_Text">.modal__action--negative:active {</text:p>
      <text:p text:style-name="Preformatted_20_Text"><text:s text:c="2"/>background: #ff5454;</text:p>
      <text:p text:style-name="Preformatted_20_Text"><text:s text:c="2"/>border-color: #ff5454;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0" meta:image-count="0" meta:object-count="0" meta:page-count="4" meta:paragraph-count="174" meta:word-count="404" meta:character-count="3232" meta:non-whitespace-character-count="2754"/>
    <meta:generator>LibreOffice/6.3.1.2$Linux_X86_64 LibreOffice_project/30$Build-2</meta:generator>
  </office:meta>
</office:document-meta>
</file>